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1" svg:font-family="Verdana"/>
    <style:font-face style:name="Verdana" svg:font-family="Verdana, sans-serif"/>
    <style:font-face style:name="Liberation Mono" svg:font-family="'Liberation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ler de Lenguaje C</text:p>
      <text:p text:style-name="Text_20_body">Dictado por: Lic. Cs. Computación Eduardo Grosclaude</text:p>
      <text:list text:style-name="Numbering_20_4">
        <text:list-item>
          <text:p text:style-name="Heading_20_4">Objetivos</text:p>
        </text:list-item>
      </text:list>
      <text:p text:style-name="Text_20_body">Introducción al lenguaje de programación C con todas sus características.</text:p>
      <text:list text:style-name="Numbering_20_4" text:continue-numbering="true">
        <text:list-item>
          <text:p text:style-name="Heading_20_4">Motivación</text:p>
        </text:list-item>
      </text:list>
      <text:p text:style-name="Text_20_body">El lenguaje C es una herramienta de trabajo bien establecida, universal, ampliamente utilizada, para programación de computadores. Revela completamente la máquina subyacente y permite el acceso eficiente a todos sus recursos. El lenguaje C es especialmente indicado para problemas donde es importante la capacidad de comunicación con el hardware. Estas situaciones incluyen, pero no se limitan a, control de dispositivos (programación de drivers), provisión de infraestructura para otras tareas (programación de microkernels, sistemas operativos, gestión de memoria, scheduling de recursos), <text:s/>acceso a hardware sumamente específico (sistemas empotrados, microcontroladores, sistemas de tiempo real) y herramientas de programación (compiladores, intérpretes). El lenguaje es portable y el código generado por un compilador es pequeño, rápido y eficiente. Por estas características se lo considera un complemento indispensable para los profesionales de Ciencias de la Computación y sumamente conveniente para la formación de Ingenieros en cualquier especialidad.</text:p>
      <text:list text:style-name="Numbering_20_4" text:continue-numbering="true">
        <text:list-item>
          <text:p text:style-name="Heading_20_4">Horarios</text:p>
        </text:list-item>
      </text:list>
      <text:p text:style-name="Text_20_body">Martes de 11 a 13, aula CINA.</text:p>
      <text:list text:style-name="Numbering_20_4" text:continue-numbering="true">
        <text:list-item>
          <text:p text:style-name="Heading_20_4">Modalidad</text:p>
        </text:list-item>
      </text:list>
      <text:p text:style-name="Text_20_body">Una reunión semanal de 2 hs, no obligatoria, para consultas. Los estudiantes siguen el material ofrecido por la cátedra en forma de autoinstrucción. </text:p>
      <text:p text:style-name="Text_20_body">El taller privilegia el trabajo extra-áulico y lo valida con dos instrumentos: cuestionarios on-line (disponibles en la plataforma PEDCO) y una evaluación final de programación en C. </text:p>
      <text:p text:style-name="Text_20_body">Total de horas presenciales, no obligatorias: 32. Total de horas totales estimadas: 64. </text:p>
      <text:list text:style-name="Numbering_20_4" text:continue-numbering="true">
        <text:list-item>
          <text:p text:style-name="Heading_20_4">Información sobre el curso</text:p>
        </text:list-item>
      </text:list>
      <text:p text:style-name="Text_20_body">http://pedco.uncoma.edu.ar/course/view.php?id=474</text:p>
      <text:list text:style-name="Numbering_20_4" text:continue-numbering="true">
        <text:list-item>
          <text:p text:style-name="Heading_20_4">Contenidos sintéticos</text:p>
        </text:list-item>
      </text:list>
      <text:p text:style-name="Standard">1. Introducción al lenguaje C</text:p>
      <text:p text:style-name="Standard">2. El preprocesador</text:p>
      <text:p text:style-name="Standard">3. Tipos de datos y expresiones</text:p>
      <text:p text:style-name="Standard">4. Constantes</text:p>
      <text:p text:style-name="Standard">5. Propiedades de las variables</text:p>
      <text:p text:style-name="Standard">6. Operadores</text:p>
      <text:p text:style-name="Standard">7. Estructuras de control</text:p>
      <text:p text:style-name="Standard">8. Funciones</text:p>
      <text:p text:style-name="Standard">9. Arreglos y variables estructuradas</text:p>
      <text:p text:style-name="Standard">10. Apuntadores y direcciones</text:p>
      <text:p text:style-name="Standard">10b. Temas avanzados de apuntadores y direcciones</text:p>
      <text:p text:style-name="Standard">11. Entrada / salida</text:p>
      <text:p text:style-name="Standard"><text:soft-page-break/>12. Comunicación con el ambiente</text:p>
      <text:p text:style-name="Standard">13. Biblioteca Standard</text:p>
      <text:p text:style-name="Standard"/>
      <text:list text:style-name="Numbering_20_4" text:continue-numbering="true">
        <text:list-item>
          <text:p text:style-name="Heading_20_4">Contenidos detallados</text:p>
        </text:list-item>
      </text:list>
      <text:h text:style-name="Heading_20_6" text:outline-level="6">1. Introducción al lenguaje C</text:h>
      <text:p text:style-name="Standard">Características del lenguaje</text:p>
      <text:p text:style-name="Standard">El ciclo de compilación</text:p>
      <text:p text:style-name="Standard">El primer ejemplo</text:p>
      <text:p text:style-name="Standard">Mapa de memoria de un programa</text:p>
      <text:p text:style-name="Standard">Ejercicios</text:p>
      <text:p text:style-name="Standard">Test</text:p>
      <text:h text:style-name="Heading_20_6" text:outline-level="6">2. El preprocesador</text:h>
      <text:p text:style-name="Standard">Directivas de preprocesador</text:p>
      <text:p text:style-name="Standard">Ejemplos</text:p>
      <text:p text:style-name="Standard">Observaciones</text:p>
      <text:p text:style-name="Standard">Ejercicios</text:p>
      <text:p text:style-name="Standard">Test</text:p>
      <text:h text:style-name="Heading_20_6" text:outline-level="6">3. Tipos de datos y expresiones</text:h>
      <text:p text:style-name="Standard">Declaración de variables</text:p>
      <text:p text:style-name="Standard">Tamaños de los objetos de datos</text:p>
      <text:p text:style-name="Standard">Operaciones con expresiones</text:p>
      <text:p text:style-name="Standard">Reglas de promoción en expresiones</text:p>
      <text:p text:style-name="Standard">Observaciones</text:p>
      <text:p text:style-name="Standard">Una herramienta: printf()</text:p>
      <text:p text:style-name="Standard">Ejercicios</text:p>
      <text:p text:style-name="Standard">Test</text:p>
      <text:h text:style-name="Heading_20_6" text:outline-level="6">4. Constantes</text:h>
      <text:p text:style-name="Standard">Constantes enteras</text:p>
      <text:p text:style-name="Standard">Constantes long</text:p>
      <text:p text:style-name="Standard">Constantes string</text:p>
      <text:p text:style-name="Standard">Constantes de carácter</text:p>
      <text:p text:style-name="Standard">Constantes de punto flotante</text:p>
      <text:p text:style-name="Standard">Ejercicios</text:p>
      <text:p text:style-name="Standard">Test</text:p>
      <text:h text:style-name="Heading_20_6" text:outline-level="6">5. Propiedades de las variables</text:h>
      <text:p text:style-name="Standard">Alcance de las variables</text:p>
      <text:p text:style-name="Standard">Vida de las variables</text:p>
      <text:p text:style-name="Standard">Clases de almacenamiento</text:p>
      <text:p text:style-name="Standard">Liga</text:p>
      <text:p text:style-name="Standard">Declaración y definición de variables</text:p>
      <text:p text:style-name="Standard">Modificadores especiales</text:p>
      <text:p text:style-name="Standard">Ejercicios</text:p>
      <text:p text:style-name="Standard">Test</text:p>
      <text:h text:style-name="Heading_20_6" text:outline-level="6"><text:soft-page-break/>6. Operadores</text:h>
      <text:p text:style-name="Standard">Operadores aritméticos</text:p>
      <text:p text:style-name="Standard">Operadores de relación</text:p>
      <text:p text:style-name="Standard">Operadores lógicos</text:p>
      <text:p text:style-name="Standard">Operadores de bits</text:p>
      <text:p text:style-name="Standard">Operadores especiales</text:p>
      <text:p text:style-name="Standard">Precedencia y orden de evaluación</text:p>
      <text:p text:style-name="Standard">Resumen</text:p>
      <text:p text:style-name="Standard">Ejercicios</text:p>
      <text:p text:style-name="Standard">Test</text:p>
      <text:h text:style-name="Heading_20_6" text:outline-level="6">7. Estructuras de control</text:h>
      <text:p text:style-name="Standard">Estructura alternativa</text:p>
      <text:p text:style-name="Standard">Estructuras repetitivas</text:p>
      <text:p text:style-name="Standard">Estructura de selección</text:p>
      <text:p text:style-name="Standard">Transferencia incondicional</text:p>
      <text:p text:style-name="Standard">Observaciones</text:p>
      <text:p text:style-name="Standard">Ejercicios</text:p>
      <text:p text:style-name="Standard">Test</text:p>
      <text:h text:style-name="Heading_20_6" text:outline-level="6">8. Funciones</text:h>
      <text:p text:style-name="Standard">Declaración y definición de funciones</text:p>
      <text:p text:style-name="Standard">Prototipos de funciones</text:p>
      <text:p text:style-name="Standard">Recursividad</text:p>
      <text:p text:style-name="Standard">Ejercicios</text:p>
      <text:p text:style-name="Standard">Test</text:p>
      <text:h text:style-name="Heading_20_6" text:outline-level="6">9. Arreglos y variables estructuradas</text:h>
      <text:p text:style-name="Standard">Inicialización de arreglos </text:p>
      <text:p text:style-name="Standard">Errores frecuentes</text:p>
      <text:p text:style-name="Standard">Arreglos multidimensionales</text:p>
      <text:p text:style-name="Standard">Estructuras y uniones</text:p>
      <text:p text:style-name="Standard">Campos de bits</text:p>
      <text:p text:style-name="Standard">Ejercicios</text:p>
      <text:p text:style-name="Standard">Test</text:p>
      <text:h text:style-name="Heading_20_6" text:outline-level="6">10. Apuntadores y direcciones</text:h>
      <text:p text:style-name="Standard">Operadores especiales</text:p>
      <text:p text:style-name="Standard">Aritmética de punteros</text:p>
      <text:p text:style-name="Standard">Punteros y arreglos</text:p>
      <text:p text:style-name="Standard">Punteros y cadenas de texto</text:p>
      <text:p text:style-name="Standard">Pasaje por referencia</text:p>
      <text:p text:style-name="Standard">Punteros y argumentos de funciones</text:p>
      <text:p text:style-name="Standard">Ejercicios</text:p>
      <text:h text:style-name="Heading_20_6" text:outline-level="6">10b. Temas avanzados de apuntadores y direcciones</text:h>
      <text:p text:style-name="Standard">Observaciones</text:p>
      <text:p text:style-name="Standard">Arreglos de punteros</text:p>
      <text:p text:style-name="Standard">Estructuras referenciadas por punteros</text:p>
      <text:p text:style-name="Standard"><text:soft-page-break/>Estructuras de datos recursivas y punteros</text:p>
      <text:p text:style-name="Standard">Construcción de tipos</text:p>
      <text:p text:style-name="Standard">Asignación dinámica</text:p>
      <text:p text:style-name="Standard">Punteros a funciones</text:p>
      <text:p text:style-name="Standard">Punteros a punteros</text:p>
      <text:p text:style-name="Standard">Una herramienta: gets()</text:p>
      <text:p text:style-name="Standard">Ejercicios</text:p>
      <text:p text:style-name="Standard">Test</text:p>
      <text:h text:style-name="Heading_20_6" text:outline-level="6">11. Entrada / salida</text:h>
      <text:p text:style-name="Standard">Funciones de E/S standard</text:p>
      <text:p text:style-name="Standard">E/S sobre archivos</text:p>
      <text:p text:style-name="Standard">Funciones ANSI C de E/S sobre archivos </text:p>
      <text:p text:style-name="Standard">Funciones ANSI C de acceso directo</text:p>
      <text:p text:style-name="Standard">Resumen de funciones ANSI C de E/S</text:p>
      <text:p text:style-name="Standard">Funciones POSIX de E/S</text:p>
      <text:p text:style-name="Standard">Ejercicios</text:p>
      <text:h text:style-name="Heading_20_6" text:outline-level="6">12. Comunicación con el ambiente</text:h>
      <text:p text:style-name="Standard">Redirección y piping</text:p>
      <text:p text:style-name="Standard">Variables de ambiente</text:p>
      <text:p text:style-name="Standard">Argumentos de ejecución</text:p>
      <text:p text:style-name="Standard">Salida del programa</text:p>
      <text:p text:style-name="Standard">Opciones</text:p>
      <text:p text:style-name="Standard">Ejercicios</text:p>
      <text:h text:style-name="Heading_20_6" text:outline-level="6">13. Biblioteca Standard</text:h>
      <text:p text:style-name="Standard">Funciones de strings</text:p>
      <text:p text:style-name="Standard">Listas de argumentos variables</text:p>
      <text:p text:style-name="Standard">Funciones de tratamiento de errores</text:p>
      <text:p text:style-name="Standard">Funciones de fecha y hora</text:p>
      <text:p text:style-name="Standard">Funciones matemáticas</text:p>
      <text:p text:style-name="Standard">Funciones utilitarias</text:p>
      <text:p text:style-name="Standard">Macros de clasificación de caracteres</text:p>
      <text:p text:style-name="Standard">Ejercicios</text:p>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1" svg:font-family="Verdana"/>
    <style:font-face style:name="Verdana" svg:font-family="Verdana, sans-serif"/>
    <style:font-face style:name="Liberation Mono" svg:font-family="'Liberation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Thorndale" style:font-name-complex="Tahoma1"/>
    </style:style>
    <style:style style:name="Caption" style:family="paragraph" style:parent-style-name="Standard" style:class="extra">
      <style:paragraph-properties fo:margin-top="0.0835in" fo:margin-bottom="0.0835in"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name-complex="Tahoma1"/>
    </style:style>
    <style:style style:name="Heading_20_1" style:display-name="Heading 1" style:family="paragraph" style:parent-style-name="Heading" style:next-style-name="Text_20_body" style:list-style-name="Numbering_20_1" style:class="text">
      <style:text-properties style:font-name="Bitstream Vera Sans" fo:font-size="22pt" fo:font-weight="bold" style:font-size-asian="115%" style:font-weight-asian="bold" style:font-size-complex="115%" style:font-weight-complex="bold" style:text-scale="110%"/>
    </style:style>
    <style:style style:name="Heading_20_2" style:display-name="Heading 2" style:family="paragraph" style:parent-style-name="Heading" style:next-style-name="Text_20_body" style:list-style-name="Numbering_20_2" style:class="text">
      <style:text-properties style:font-name="Bitstream Vera San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style:font-name="Bitstream Vera San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4" style:class="text">
      <style:text-properties style:font-name="Bitstream Vera San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color="#000000"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10pt"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9pt" fo:font-weight="normal"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Preformatted_20_Text" style:next-style-name="Text_20_body">
      <style:paragraph-properties fo:background-color="#e6e6e6" style:shadow="none">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65in" text:min-label-width="0.1965in"/>
      </text:list-level-style-number>
      <text:list-level-style-number text:level="3" text:style-name="Numbering_20_Symbols" style:num-suffix=". " style:num-format="1" text:start-value="3" text:display-levels="2">
        <style:list-level-properties text:space-before="0.3929in" text:min-label-width="0.3937in"/>
      </text:list-level-style-number>
      <text:list-level-style-number text:level="4" text:style-name="Numbering_20_Symbols" style:num-suffix=". " style:num-format="1" text:start-value="4" text:display-levels="2">
        <style:list-level-properties text:space-before="0.7866in" text:min-label-width="0.4925in"/>
      </text:list-level-style-number>
      <text:list-level-style-number text:level="5" text:style-name="Numbering_20_Symbols" style:num-suffix=". " style:num-format="1" text:start-value="5" text:display-levels="2">
        <style:list-level-properties text:space-before="1.2791in" text:min-label-width="0.5902in"/>
      </text:list-level-style-number>
      <text:list-level-style-number text:level="6" text:style-name="Numbering_20_Symbols" style:num-suffix=". " style:num-format="1" text:start-value="6" text:display-levels="2">
        <style:list-level-properties text:space-before="1.8693in" text:min-label-width="0.7091in"/>
      </text:list-level-style-number>
      <text:list-level-style-number text:level="7" text:style-name="Numbering_20_Symbols" style:num-suffix=". " style:num-format="1" text:start-value="7" text:display-levels="2">
        <style:list-level-properties text:space-before="2.5783in" text:min-label-width="0.9055in"/>
      </text:list-level-style-number>
      <text:list-level-style-number text:level="8" text:style-name="Numbering_20_Symbols" style:num-suffix=". " style:num-format="1" text:start-value="8" text:display-levels="2">
        <style:list-level-properties text:space-before="3.4839in" text:min-label-width="1.0236in"/>
      </text:list-level-style-number>
      <text:list-level-style-number text:level="9" text:style-name="Numbering_20_Symbols" style:num-suffix=". " style:num-format="1" text:start-value="9" text:display-levels="2">
        <style:list-level-properties text:space-before="4.5075in" text:min-label-width="1.1028in"/>
      </text:list-level-style-number>
      <text:list-level-style-number text:level="10" text:style-name="Numbering_20_Symbols" style:num-suffix=". " style:num-format="1" text:start-value="10" text:display-levels="2">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 style:num-format="1">
        <style:list-level-properties text:min-label-width="1.1811in"/>
      </text:list-level-style-number>
      <text:list-level-style-number text:level="2" text:style-name="Numbering_20_Symbols" style:num-prefix=" " style:num-suffix=" " style:num-format="1" text:start-value="2" text:display-levels="2">
        <style:list-level-properties text:space-before="1.1815in" text:min-label-width="1.1811in"/>
      </text:list-level-style-number>
      <text:list-level-style-number text:level="3" text:style-name="Numbering_20_Symbols" style:num-prefix=" " style:num-suffix=". " style:num-format="1" text:display-levels="3">
        <style:list-level-properties text:space-before="2.3626in" text:min-label-width="1.1811in"/>
      </text:list-level-style-number>
      <text:list-level-style-number text:level="4" text:style-name="Numbering_20_Symbols" style:num-prefix=" " style:num-suffix=" " style:num-format="1" text:start-value="4" text:display-levels="4">
        <style:list-level-properties text:space-before="3.5441in" text:min-label-width="1.1811in"/>
      </text:list-level-style-number>
      <text:list-level-style-number text:level="5" text:style-name="Numbering_20_Symbols" style:num-prefix=" " style:num-suffix=" " style:num-format="1" text:start-value="5" text:display-levels="5">
        <style:list-level-properties text:space-before="4.7252in" text:min-label-width="1.1811in"/>
      </text:list-level-style-number>
      <text:list-level-style-number text:level="6" text:style-name="Numbering_20_Symbols" style:num-prefix=" " style:num-suffix=" " style:num-format="1" text:start-value="6" text:display-levels="6">
        <style:list-level-properties text:space-before="5.9063in" text:min-label-width="1.1811in"/>
      </text:list-level-style-number>
      <text:list-level-style-number text:level="7" text:style-name="Numbering_20_Symbols" style:num-prefix=" " style:num-suffix=" " style:num-format="1" text:start-value="7" text:display-levels="7">
        <style:list-level-properties text:space-before="7.0878in" text:min-label-width="1.1811in"/>
      </text:list-level-style-number>
      <text:list-level-style-number text:level="8" text:style-name="Numbering_20_Symbols" style:num-prefix=" " style:num-suffix=" " style:num-format="1" text:start-value="8" text:display-levels="8">
        <style:list-level-properties text:space-before="8.2689in" text:min-label-width="1.1811in"/>
      </text:list-level-style-number>
      <text:list-level-style-number text:level="9" text:style-name="Numbering_20_Symbols" style:num-prefix=" " style:num-suffix=" " style:num-format="1" text:start-value="9" text:display-levels="9">
        <style:list-level-properties text:space-before="9.45in" text:min-label-width="1.1811in"/>
      </text:list-level-style-number>
      <text:list-level-style-number text:level="10" text:style-name="Numbering_20_Symbols" style:num-prefix=" " style:num-suffix=" " style:num-format="1" text:start-value="10" text:display-levels="10">
        <style:list-level-properties text:space-before="10.6315in" text:min-label-width="1.1811in"/>
      </text:list-level-style-number>
    </text:list-style>
    <text:list-style style:name="Numbering_20_4" style:display-name="Numbering 4">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72in" text:min-label-width="0.1965in"/>
      </text:list-level-style-number>
      <text:list-level-style-number text:level="3" text:style-name="Numbering_20_Symbols" style:num-prefix=" " style:num-suffix=" " style:num-format="1" text:start-value="3"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start-value="5" text:display-levels="5">
        <style:list-level-properties text:space-before="0.7874in" text:min-label-width="0.1965in"/>
      </text:list-level-style-number>
      <text:list-level-style-number text:level="6" text:style-name="Numbering_20_Symbols" style:num-prefix=" " style:num-suffix=" " style:num-format="1" text:start-value="6" text:display-levels="6">
        <style:list-level-properties text:space-before="0.9846in" text:min-label-width="0.1965in"/>
      </text:list-level-style-number>
      <text:list-level-style-number text:level="7" text:style-name="Numbering_20_Symbols" style:num-prefix=" " style:num-suffix=" " style:num-format="1" text:start-value="7" text:display-levels="7">
        <style:list-level-properties text:space-before="1.1815in" text:min-label-width="0.1965in"/>
      </text:list-level-style-number>
      <text:list-level-style-number text:level="8" text:style-name="Numbering_20_Symbols" style:num-prefix=" " style:num-suffix=" " style:num-format="1" text:start-value="8" text:display-levels="8">
        <style:list-level-properties text:space-before="1.3787in" text:min-label-width="0.1965in"/>
      </text:list-level-style-number>
      <text:list-level-style-number text:level="9" text:style-name="Numbering_20_Symbols" style:num-prefix=" " style:num-suffix=" " style:num-format="1" text:start-value="9" text:display-levels="9">
        <style:list-level-properties text:space-before="1.5752in" text:min-label-width="0.1965in"/>
      </text:list-level-style-number>
      <text:list-level-style-number text:level="10" text:style-name="Numbering_20_Symbols" style:num-prefix=" " style:num-suffix=" " style:num-format="1" text:start-value="10" text:display-levels="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start-value="2"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LenguajeC-template</dc:title>
    <meta:initial-creator>Eduardo Grosclaude</meta:initial-creator>
    <meta:creation-date>2009-09-15T15:20:01</meta:creation-date>
    <dc:creator>Eduardo Grosclaude</dc:creator>
    <dc:date>2009-09-15T15:46:38</dc:date>
    <meta:editing-cycles>3</meta:editing-cycles>
    <meta:editing-duration>PT21M17S</meta:editing-duration>
    <meta:template xlink:type="simple" xlink:actuate="onRequest" xlink:href="../.openoffice.org2.0/user/template/LenguajeC-template1.ott" xlink:title="LenguajeC-template" meta:date="2009-09-15T15:19:58"/>
    <meta:user-defined meta:name="Info 1"/>
    <meta:user-defined meta:name="Info 2"/>
    <meta:user-defined meta:name="Info 3"/>
    <meta:user-defined meta:name="Info 4"/>
    <meta:document-statistic meta:table-count="0" meta:image-count="0" meta:object-count="0" meta:page-count="4" meta:paragraph-count="146" meta:word-count="689" meta:character-count="4820"/>
  </office:meta>
</office:document-meta>
</file>